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3829" officeooo:paragraph-rsid="00103829"/>
    </style:style>
    <style:style style:name="P2" style:family="paragraph" style:parent-style-name="Standard">
      <style:paragraph-properties fo:text-align="start" style:justify-single-word="false"/>
      <style:text-properties officeooo:rsid="00103829" officeooo:paragraph-rsid="0010382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c351" officeooo:paragraph-rsid="0011c351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86af" officeooo:paragraph-rsid="001386af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3364" officeooo:paragraph-rsid="001b3364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d35b" officeooo:paragraph-rsid="001bd35b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1c351" officeooo:paragraph-rsid="0011c351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386af" officeooo:paragraph-rsid="001386af"/>
    </style:style>
    <style:style style:name="P9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1bd35b" officeooo:paragraph-rsid="001bd35b"/>
    </style:style>
    <style:style style:name="T1" style:family="text">
      <style:text-properties officeooo:rsid="0011b0e9"/>
    </style:style>
    <style:style style:name="T2" style:family="text">
      <style:text-properties officeooo:rsid="001386a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42c53"/>
    </style:style>
    <style:style style:name="T5" style:family="text">
      <style:text-properties style:text-underline-style="none" officeooo:rsid="00154e7f"/>
    </style:style>
    <style:style style:name="T6" style:family="text">
      <style:text-properties style:text-underline-style="none" officeooo:rsid="00183eb5"/>
    </style:style>
    <style:style style:name="T7" style:family="text">
      <style:text-properties style:text-underline-style="none" officeooo:rsid="00196e90"/>
    </style:style>
    <style:style style:name="T8" style:family="text">
      <style:text-properties style:text-underline-style="none" officeooo:rsid="001bd3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jamin Pierce (bgp12)</text:p>
      <text:p text:style-name="P1">EECS 338</text:p>
      <text:p text:style-name="P1">HW 3 Report</text:p>
      <text:p text:style-name="P1">Due: 2/6/19</text:p>
      <text:p text:style-name="P2">1) simple-shell.c </text:p>
      <text:p text:style-name="P2">Sample output:</text:p>
      <text:p text:style-name="P2">bp0017@bp0017-XPS-15-9550:~/Documents/EECS338/HW3$ ./simple-shell</text:p>
      <text:p text:style-name="P2">sh&gt;ls -lrt</text:p>
      <text:p text:style-name="P2">total 340</text:p>
      <text:p text:style-name="P2">-rw-rw-r-- 1 bp0017 bp0017 233599 Jan 30 18:12 HW3.pdf</text:p>
      <text:p text:style-name="P2">-rw-rw-r-- 1 bp0017 bp0017 <text:s text:c="2"/>1438 Jan 30 23:54 execvp_demo.c</text:p>
      <text:p text:style-name="P2">-rwxrwxr-x 1 bp0017 bp0017 <text:s text:c="2"/>8664 Feb <text:s/>4 19:24 demo</text:p>
      <text:p text:style-name="P2">-rw-rw-r-- 1 bp0017 bp0017 <text:s text:c="3"/>137 Feb <text:s/>5 16:30 makefile</text:p>
      <text:p text:style-name="P2">-rw-rw-r-- 1 bp0017 bp0017 <text:s text:c="3"/>509 Feb <text:s/>5 16:47 part3b.c</text:p>
      <text:p text:style-name="P2">-rw-rw-r-- 1 bp0017 bp0017 <text:s text:c="3"/>488 Feb <text:s/>5 16:52 part3a.c</text:p>
      <text:p text:style-name="P2">-rw-rw-r-- 1 bp0017 bp0017 <text:s text:c="2"/>1100 Feb <text:s/>5 17:12 part2a.c</text:p>
      <text:p text:style-name="P2">-rw-rw-r-- 1 bp0017 bp0017 <text:s text:c="2"/>1148 Feb <text:s/>5 17:16 simple-shell.c</text:p>
      <text:p text:style-name="P2">-rwxrwxr-x 1 bp0017 bp0017 <text:s text:c="2"/>8744 Feb <text:s/>5 17:42 simple-shell</text:p>
      <text:p text:style-name="P2">-rwxrwxr-x 1 bp0017 bp0017 <text:s text:c="2"/>8568 Feb <text:s/>5 17:42 part2a</text:p>
      <text:p text:style-name="P2">-rwxrwxr-x 1 bp0017 bp0017 <text:s text:c="2"/>8576 Feb <text:s/>5 17:42 part3a</text:p>
      <text:p text:style-name="P2">-rwxrwxr-x 1 bp0017 bp0017 <text:s text:c="2"/>8568 Feb <text:s/>5 17:42 part2b</text:p>
      <text:p text:style-name="P2">-rwxrwxr-x 1 bp0017 bp0017 <text:s text:c="2"/>8576 Feb <text:s/>5 17:42 part3b</text:p>
      <text:p text:style-name="P2">-rw-rw-r-- 1 bp0017 bp0017 <text:s text:c="3"/>590 Feb <text:s/>5 17:42 part2b.c</text:p>
      <text:p text:style-name="P2">-rw-rw-r-- 1 bp0017 bp0017 <text:s text:c="2"/>7388 Feb <text:s/>5 17:43 bgp12_eecs338_HW3.odt</text:p>
      <text:p text:style-name="P2">sh&gt;make</text:p>
      <text:p text:style-name="P2">gcc -o simple-shell simple-shell.c</text:p>
      <text:p text:style-name="P2">gcc -o part2a part2a.c</text:p>
      <text:p text:style-name="P2">gcc -o part3a part3a.c</text:p>
      <text:p text:style-name="P2">gcc -o part2b part2b.c</text:p>
      <text:p text:style-name="P2">gcc -o part3b part3b.c</text:p>
      <text:p text:style-name="P2">sh&gt;exit</text:p>
      <text:p text:style-name="P2">bp0017@bp0017-XPS-15-9550:~/Documents/EECS338/HW3$ </text:p>
      <text:p text:style-name="P2"/>
      <text:p text:style-name="P2">2)</text:p>
      <text:p text:style-name="P2">a) <text:span text:style-name="T1">part2a.c</text:span></text:p>
      <text:p text:style-name="P3">Output</text:p>
      <text:p text:style-name="P7">Process: 0 PID: 28985 PPID: 26584 </text:p>
      <text:p text:style-name="P7">Process: 1 PID: 28992 PPID: 28985 </text:p>
      <text:p text:style-name="P7">Process: 2 PID: 28993 PPID: 28985 </text:p>
      <text:p text:style-name="P7">Process: 3 PID: 28995 PPID: 28992 </text:p>
      <text:p text:style-name="P7">Process: 4 PID: 28996 PPID: 28992 </text:p>
      <text:p text:style-name="P7">Process: 5 PID: 28997 PPID: 28993 </text:p>
      <text:p text:style-name="P7">Process: 6 PID: 28999 PPID: 28993 </text:p>
      <text:p text:style-name="P7">Process PID: 28995 is done!</text:p>
      <text:p text:style-name="P7">Process PID: 28996 is done!</text:p>
      <text:p text:style-name="P7">Process PID: 28997 is done!</text:p>
      <text:p text:style-name="P7">Process PID: 28999 is done!</text:p>
      <text:p text:style-name="P7">Process PID: 28992 is done!</text:p>
      <text:p text:style-name="P7">Process PID: 28993 is done!</text:p>
      <text:p text:style-name="P7"><text:soft-page-break/>The approach for part a is to explicitly deal with each parent and child with <text:span text:style-name="T2">nested </text:span>if-else statements. <text:s/><text:span text:style-name="T2">This essentially isolates the parents/children and allows each to do their own thing. This approach is conceptually, but kind of confusing due to the verbosity of the code.</text:span></text:p>
      <text:p text:style-name="P7"/>
      <text:p text:style-name="P8">b) part2b.c</text:p>
      <text:p text:style-name="P4">Output </text:p>
      <text:p text:style-name="P4"><text:span text:style-name="T3">Root PID: 13730</text:span></text:p>
      <text:p text:style-name="P4"><text:span text:style-name="T3">Process PID: 13739 PPID: 13730 </text:span></text:p>
      <text:p text:style-name="P4"><text:span text:style-name="T3">Process PID: 13740 PPID: 13730 </text:span></text:p>
      <text:p text:style-name="P4"><text:span text:style-name="T3">Process PID: 13742 PPID: 13739 </text:span></text:p>
      <text:p text:style-name="P4"><text:span text:style-name="T3">Process PID: 13743 PPID: 13740 </text:span></text:p>
      <text:p text:style-name="P4"><text:span text:style-name="T3">Process PID: 13745 PPID: 13739 </text:span></text:p>
      <text:p text:style-name="P4"><text:span text:style-name="T3">Process PID: 13746 PPID: 13740 </text:span></text:p>
      <text:p text:style-name="P4"><text:span text:style-name="T3">Process PID: 13742 is done!</text:span></text:p>
      <text:p text:style-name="P4"><text:span text:style-name="T3">Process PID: 13743 is done!</text:span></text:p>
      <text:p text:style-name="P4"><text:span text:style-name="T3">Process PID: 13745 is done!</text:span></text:p>
      <text:p text:style-name="P4"><text:span text:style-name="T3">Process PID: 13746 is done!</text:span></text:p>
      <text:p text:style-name="P4"><text:span text:style-name="T3">Process PID: 13739 is done!</text:span></text:p>
      <text:p text:style-name="P4"><text:span text:style-name="T3">Process PID: 13740 is done!</text:span></text:p>
      <text:p text:style-name="P4"><text:span text:style-name="T3"/></text:p>
      <text:p text:style-name="P4"><text:span text:style-name="T3">The approach for part b is a bit different. Instead of chained ifs, we take advantage of the “binary” nature of fork(); creating processes resembles the construction of a binary tree. </text:span><text:span text:style-name="T4">We also use the fact that child processes can call wait(), but it does nothing. </text:span><text:span text:style-name="T5">The general methodology is that we place two if statements inside a loop, immediately after a fork(), also inside the loop. </text:span><text:span text:style-name="T6">The first if statement creates another child for the parent. Then the second if statement checks if two children of the original parent exists; if so, it stops the loop. This continues until the desired depth is reached (In this case, a depth of 3). </text:span></text:p>
      <text:p text:style-name="P4"><text:span text:style-name="T7"/></text:p>
      <text:p text:style-name="P5"><text:span text:style-name="T7">3</text:span><text:span text:style-name="T3">)</text:span></text:p>
      <text:p text:style-name="P5"><text:span text:style-name="T3">a)</text:span><text:span text:style-name="T8">part3a.c</text:span></text:p>
      <text:p text:style-name="P5"><text:span text:style-name="T8">Number of processes to generate from root process 17718: </text:span></text:p>
      <text:p text:style-name="P5"><text:span text:style-name="T8">4</text:span></text:p>
      <text:p text:style-name="P5"><text:span text:style-name="T8">Process 0 PID: 17718 PPID: 26584 </text:span></text:p>
      <text:p text:style-name="P5"><text:span text:style-name="T8">Process 1 PID: 17457 PPID: 17718 </text:span></text:p>
      <text:p text:style-name="P5"><text:span text:style-name="T8">Process 2 PID: 17459 PPID: 17457 </text:span></text:p>
      <text:p text:style-name="P5"><text:span text:style-name="T8">Process 3 PID: 17461 PPID: 17459 </text:span></text:p>
      <text:p text:style-name="P5"><text:span text:style-name="T8">Process 4 PID: 17463 PPID: 17461 </text:span></text:p>
      <text:p text:style-name="P5"><text:span text:style-name="T8">Process PID: 17464 is done!</text:span></text:p>
      <text:p text:style-name="P5"><text:span text:style-name="T8">Process PID: 17463 is done!</text:span></text:p>
      <text:p text:style-name="P5"><text:span text:style-name="T8">Process PID: 17461 is done!</text:span></text:p>
      <text:p text:style-name="P5"><text:span text:style-name="T8">Process PID: 17459 is done!</text:span></text:p>
      <text:p text:style-name="P5"><text:span text:style-name="T8">Process PID: 17457 is done!</text:span></text:p>
      <text:p text:style-name="P5"><text:span text:style-name="T8"/></text:p>
      <text:p text:style-name="P6"><text:span text:style-name="T3">b) part3b.c</text:span></text:p>
      <text:p text:style-name="P9"><text:span text:style-name="T3">Number of processes to generate from parent 26540: 4</text:span></text:p>
      <text:p text:style-name="P6"><text:span text:style-name="T3">Forked process 1 PID: 16067 PPID: 26540 </text:span></text:p>
      <text:p text:style-name="P6"><text:span text:style-name="T3">Forked process 2 PID: 16069 PPID: 26540 </text:span></text:p>
      <text:p text:style-name="P6"><text:span text:style-name="T3">Forked process 3 PID: 16070 PPID: 26540 </text:span></text:p>
      <text:p text:style-name="P6"><text:span text:style-name="T3">Process PID: 16067 is done!</text:span></text:p>
      <text:p text:style-name="P6"><text:span text:style-name="T3">Forked process 4 PID: 16071 PPID: 26540 </text:span></text:p>
      <text:p text:style-name="P6"><text:span text:style-name="T3">Process PID: 16069 is done!</text:span></text:p>
      <text:p text:style-name="P6"><text:span text:style-name="T3">Process PID: 16070 is done!</text:span></text:p>
      <text:p text:style-name="P6"><text:span text:style-name="T3">Process PID: 16071 is done!</text:span></text:p>
      <text:p text:style-name="P6"><text:span text:style-name="T3">Parent process 26540 is done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3" meta:paragraph-count="91" meta:word-count="609" meta:character-count="3642" meta:non-whitespace-character-count="3049"/>
  </office:meta>
</office:document-meta>
</file>